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rebuchet MS" svg:font-family="Trebuchet MS"/>
  </office:font-face-decls>
  <office:automatic-styles>
    <style:style style:name="P1" style:family="paragraph" style:parent-style-name="Standard">
      <style:paragraph-properties fo:line-height="115%"/>
      <style:text-properties style:font-name="Trebuchet MS" fo:font-size="21.0pt" fo:color="#000000"/>
    </style:style>
    <style:style style:name="P2" style:family="paragraph" style:parent-style-name="Standard">
      <style:paragraph-properties fo:line-height="115%"/>
      <style:text-properties style:font-name="Arial" fo:font-size="11.0pt" fo:color="#000000"/>
    </style:style>
    <style:style style:name="P3"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1.0pt" fo:color="#000000"/>
    </style:style>
    <style:style style:name="P4" style:family="paragraph" style:parent-style-name="Standard">
      <style:paragraph-properties fo:margin-left="1.0000in" fo:text-indent="-1.0000in" fo:line-height="115%">
        <style:tab-stops>
          <style:tab-stop style:position="0.6528in"/>
          <style:tab-stop style:position="1.0000in"/>
        </style:tab-stops>
      </style:paragraph-properties>
      <style:text-properties style:font-name="Arial" fo:font-size="11.0pt" fo:color="#000000"/>
    </style:style>
    <style:style style:name="P5" style:family="paragraph" style:parent-style-name="Standard">
      <style:paragraph-properties fo:margin-left="1.5000in" fo:text-indent="-1.5000in" fo:line-height="115%">
        <style:tab-stops>
          <style:tab-stop style:position="1.1528in"/>
          <style:tab-stop style:position="1.5000in"/>
        </style:tab-stops>
      </style:paragraph-properties>
      <style:text-properties style:font-name="Arial" fo:font-size="11.0pt" fo:color="#000000"/>
    </style:style>
    <style:style style:name="P6" style:family="paragraph" style:parent-style-name="Standard">
      <style:paragraph-properties fo:margin-left="2.0000in" fo:text-indent="-2.0000in" fo:line-height="115%">
        <style:tab-stops>
          <style:tab-stop style:position="1.6528in"/>
          <style:tab-stop style:position="2.0000in"/>
        </style:tab-stops>
      </style:paragraph-properties>
      <style:text-properties style:font-name="Arial" fo:font-size="11.0pt" fo:color="#000000"/>
    </style:style>
    <style:style style:name="P7" style:family="paragraph" style:parent-style-name="Standard">
      <style:paragraph-properties fo:margin-left="2.5000in" fo:text-indent="-2.5000in" fo:line-height="115%">
        <style:tab-stops>
          <style:tab-stop style:position="2.1528in"/>
          <style:tab-stop style:position="2.5000in"/>
        </style:tab-stops>
      </style:paragraph-properties>
      <style:text-properties style:font-name="Arial" fo:font-size="11.0pt" fo:color="#000000"/>
    </style:style>
    <style:style style:name="T1" style:family="text">
      <style:text-properties fo:color="#ff2712"/>
    </style:style>
    <style:style style:name="T2" style:family="text">
      <style:text-properties fo:font-weight="bold" fo:font-weight-asian="bold" fo:font-weight-complex="bol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00in" text:min-label-width="0.25in"/>
      </text:list-level-style-bullet>
      <text:list-level-style-bullet text:level="5" text:bullet-char="◦">
        <style:list-level-properties text:space-before="1.25in" text:min-label-width="0.25in"/>
      </text:list-level-style-bullet>
    </text:list-style>
  </office:automatic-styles>
  <office:body>
    <office:text>
      <text:p text:style-name="P1">Plan a Movie Night with Friends</text:p>
      <text:p text:style-name="P2">Application for planning a movie night with friends by cross referencing event attendees’ prior movie history.</text:p>
      <text:p text:style-name="P2"/>
      <text:p text:style-name="P2"/>
      <text:list text:style-name="L1">
        <text:list-item>
          <text:p text:style-name="P3">General</text:p>
          <text:list>
            <text:list-item>
              <text:p text:style-name="P4">When a user first logs in, they are presented with genres <text:span text:style-name="T1">Categories </text:span>to pick from. These genres are prioritized when showing movies to the user</text:p>
            </text:list-item>
            <text:list-item>
              <text:p text:style-name="P4">User can search for movies by browsing or searching:</text:p>
              <text:list>
                <text:list-item>
                  <text:p text:style-name="P5">genres</text:p>
                </text:list-item>
                <text:list-item>
                  <text:p text:style-name="P5">popular movies</text:p>
                </text:list-item>
                <text:list-item>
                  <text:p text:style-name="P5">movie collections</text:p>
                </text:list-item>
                <text:list-item>
                  <text:p text:style-name="P5">Keywords</text:p>
                </text:list-item>
                <text:list-item>
                  <text:p text:style-name="P5">movies their friends have seen</text:p>
                </text:list-item>
                <text:list-item>
                  <text:p text:style-name="P5">movies their friends would like to see</text:p>
                </text:list-item>
              </text:list>
            </text:list-item>
            <text:list-item>
              <text:p text:style-name="P4">For each Movie a user is asked the following:</text:p>
              <text:list>
                <text:list-item>
                  <text:p text:style-name="P5">Have you see this movie?</text:p>
                  <text:list>
                    <text:list-item>
                      <text:p text:style-name="P6"><text:span text:style-name="T2">yes:</text:span><text:s/>Would you see it again with friends?</text:p>
                      <text:list>
                        <text:list-item>
                          <text:p text:style-name="P7"><text:span text:style-name="T2">yes:</text:span><text:s/>How interested are you in seeing it again? ( 1 - 3 )</text:p>
                        </text:list-item>
                      </text:list>
                    </text:list-item>
                    <text:list-item>
                      <text:p text:style-name="P6"><text:span text:style-name="T2">no: </text:span>Are you interested in seeing this movie with friends?</text:p>
                      <text:list>
                        <text:list-item>
                          <text:p text:style-name="P7"><text:span text:style-name="T2">yes:</text:span><text:s/>How interested are you in seeing with friends? ( 1 - 3 )</text:p>
                        </text:list-item>
                        <text:list-item>
                          <text:p text:style-name="P7"><text:span text:style-name="T2">no:</text:span><text:s/>If a friend really wanted to see it, would you object?</text:p>
                        </text:list-item>
                      </text:list>
                    </text:list-item>
                  </text:list>
                </text:list-item>
              </text:list>
            </text:list-item>
            <text:list-item>
              <text:p text:style-name="P4">At most 3 questions are asked about each movie</text:p>
            </text:list-item>
            <text:list-item>
              <text:p text:style-name="P4">As the user rates movies the system will start to present movies that are most likely to be picked by their friends</text:p>
            </text:list-item>
          </text:list>
        </text:list-item>
        <text:list-item>
          <text:p text:style-name="P3">Event Creation</text:p>
          <text:list>
            <text:list-item>
              <text:p text:style-name="P4">Any user can create an event</text:p>
            </text:list-item>
            <text:list-item>
              <text:p text:style-name="P4">That user is known as the Event Creator</text:p>
            </text:list-item>
            <text:list-item>
              <text:p text:style-name="P4">The user can invite other users in their friends list to the event</text:p>
            </text:list-item>
            <text:list-item>
              <text:p text:style-name="P4">The Event creator can assign the role of Event co-creator to other users already part of the event</text:p>
            </text:list-item>
            <text:list-item>
              <text:p text:style-name="P4">Users invited to the event can post questions about the event and set their RSVP</text:p>
            </text:list-item>
            <text:list-item>
              <text:p text:style-name="P4">The RSVP Statuses are</text:p>
              <text:list>
                <text:list-item>
                  <text:p text:style-name="P5">yes, definitely</text:p>
                </text:list-item>
                <text:list-item>
                  <text:p text:style-name="P5">yes, maybe</text:p>
                </text:list-item>
                <text:list-item>
                  <text:p text:style-name="P5">no</text:p>
                </text:list-item>
                <text:list-item>
                  <text:p text:style-name="P5">uncertain</text:p>
                </text:list-item>
              </text:list>
            </text:list-item>
            <text:list-item>
              <text:p text:style-name="P4">The RSVP status will affect the priority list of movies. This means that less priority will be given to the invetees that select “maybe” or “uncertain” while the users that pick “no” will not be </text:p>
            </text:list-item>
            <text:list-item>
              <text:p text:style-name="P4">When a user first creates an Event, there will be a list of movies that they will be able to edit</text:p>
            </text:list-item>
            <text:list-item>
              <text:p text:style-name="P4">As the Event creator invites more friends, and those friends in turn set their RSVP, the priority list of movies will change.</text:p>
            </text:list-item>
            <text:list-item>
              <text:p text:style-name="P4">Each event will have its own page where any users invited can comment</text:p>
            </text:list-item>
          </text:list>
        </text:list-item>
        <text:list-item>
          <text:p text:style-name="P3">Mobile App Views</text:p>
          <text:list>
            <text:list-item>
              <text:p text:style-name="P4">Settings?</text:p>
            </text:list-item>
            <text:list-item>
              <text:p text:style-name="P4">Events</text:p>
            </text:list-item>
            <text:list-item>
              <text:p text:style-name="P4">Friends</text:p>
            </text:list-item>
            <text:list-item>
              <text:p text:style-name="P4">Search</text:p>
            </text:list-item>
            <text:list-item>
              <text:p text:style-name="P4">Explore</text:p>
            </text:list-item>
            <text:list-item>
              <text:p text:style-name="P4">Movie Li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office:meta>
</office:document-meta>
</file>